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100000000000000800000008EAB9AFBD709C64D9.png" manifest:media-type="image/png"/>
  <manifest:file-entry manifest:full-path="Object 6/Pictures/100000000000000800000008BF8A585D75699C64.png" manifest:media-type="image/png"/>
  <manifest:file-entry manifest:full-path="Object 6/Pictures/100000000000000800000008A74254ADCC975CDC.png" manifest:media-type="image/png"/>
  <manifest:file-entry manifest:full-path="Object 6/Pictures/100000000000000800000008AF13296C83EFC3AD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Pictures/2000000E000002F0000002F0C6CCEBDEE3AD12FF.svm" manifest:media-type="image/x-svm"/>
  <manifest:file-entry manifest:full-path="Object 7/Pictures/2000000E000002F0000002F03E4CD99FD3671650.svm" manifest:media-type="image/x-svm"/>
  <manifest:file-entry manifest:full-path="Object 7/Pictures/100002000000001C0000001C26DF82F820D62784.png" manifest:media-type="image/png"/>
  <manifest:file-entry manifest:full-path="Object 7/Pictures/100002000000001C0000001C7D2BB185E5C1F2B9.png" manifest:media-type="image/png"/>
  <manifest:file-entry manifest:full-path="Object 7/Pictures/2000000E000002F0000002F01638FA137E3BB495.svm" manifest:media-type="image/x-svm"/>
  <manifest:file-entry manifest:full-path="Object 7/Pictures/100002000000001C0000001CB347ED2B5E94FDD7.png" manifest:media-type="image/png"/>
  <manifest:file-entry manifest:full-path="Object 7/Pictures/100002000000001C0000001CE0DCCFC6A11579BF.png" manifest:media-type="image/png"/>
  <manifest:file-entry manifest:full-path="Object 7/Pictures/100000000000000800000008AF13296C83EFC3AD.png" manifest:media-type="image/png"/>
  <manifest:file-entry manifest:full-path="Object 7/Pictures/100000000000000800000008EAB9AFBD709C64D9.png" manifest:media-type="image/png"/>
  <manifest:file-entry manifest:full-path="Object 7/Pictures/100000000000000800000008BF8A585D75699C64.png" manifest:media-type="image/png"/>
  <manifest:file-entry manifest:full-path="Object 7/Pictures/100002000000001C0000001C206B4B97C1DE3491.png" manifest:media-type="image/png"/>
  <manifest:file-entry manifest:full-path="Object 7/Pictures/100000000000000800000008A74254ADCC975CDC.png" manifest:media-type="image/png"/>
  <manifest:file-entry manifest:full-path="Object 7/Pictures/2000000E000002F0000002F0626DA39C1EE937A2.svm" manifest:media-type="image/x-svm"/>
  <manifest:file-entry manifest:full-path="Object 7/Pictures/2000000E000002F0000002F049C6D946B4384020.svm" manifest:media-type="image/x-svm"/>
  <manifest:file-entry manifest:full-path="Object 7/Pictures/100002000000001C0000001C74CD2B808D2F1AFD.png" manifest:media-type="image/png"/>
  <manifest:file-entry manifest:full-path="Object 7/Pictures/2000000E000002F0000002F029FEB592074651EC.svm" manifest:media-type="image/x-svm"/>
  <manifest:file-entry manifest:full-path="Object 7/Pictures/2000000E000002F0000002F030FDA4CD670A0183.svm" manifest:media-type="image/x-svm"/>
  <manifest:file-entry manifest:full-path="Object 7/Pictures/100002000000001C0000001C9A8589385D49140D.png" manifest:media-type="image/png"/>
  <manifest:file-entry manifest:full-path="Object 7/Pictures/2000000E000002F0000002F0298370261F2805A9.svm" manifest:media-type="image/x-svm"/>
  <manifest:file-entry manifest:full-path="Object 7/Pictures/100002000000001C0000001CE629D47C8803671D.png" manifest:media-type="image/png"/>
  <manifest:file-entry manifest:full-path="Object 7/Pictures/2000000E000002F0000002F019750415DCBABE1C.svm" manifest:media-type="image/x-svm"/>
  <manifest:file-entry manifest:full-path="Object 7/Pictures/100002000000001C0000001C934AD5CDB34FE468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Pictures/2000000E000002F0000002F0C6CCEBDEE3AD12FF.svm" manifest:media-type="image/x-svm"/>
  <manifest:file-entry manifest:full-path="Object 8/Pictures/2000000E000002F0000002F03E4CD99FD3671650.svm" manifest:media-type="image/x-svm"/>
  <manifest:file-entry manifest:full-path="Object 8/Pictures/100002000000001C0000001C26DF82F820D62784.png" manifest:media-type="image/png"/>
  <manifest:file-entry manifest:full-path="Object 8/Pictures/100002000000001C0000001C7D2BB185E5C1F2B9.png" manifest:media-type="image/png"/>
  <manifest:file-entry manifest:full-path="Object 8/Pictures/2000000E000002F0000002F01638FA137E3BB495.svm" manifest:media-type="image/x-svm"/>
  <manifest:file-entry manifest:full-path="Object 8/Pictures/100002000000001C0000001CB347ED2B5E94FDD7.png" manifest:media-type="image/png"/>
  <manifest:file-entry manifest:full-path="Object 8/Pictures/100002000000001C0000001CE0DCCFC6A11579BF.png" manifest:media-type="image/png"/>
  <manifest:file-entry manifest:full-path="Object 8/Pictures/100000000000000800000008AF13296C83EFC3AD.png" manifest:media-type="image/png"/>
  <manifest:file-entry manifest:full-path="Object 8/Pictures/100000000000000800000008EAB9AFBD709C64D9.png" manifest:media-type="image/png"/>
  <manifest:file-entry manifest:full-path="Object 8/Pictures/100000000000000800000008BF8A585D75699C64.png" manifest:media-type="image/png"/>
  <manifest:file-entry manifest:full-path="Object 8/Pictures/100002000000001C0000001C206B4B97C1DE3491.png" manifest:media-type="image/png"/>
  <manifest:file-entry manifest:full-path="Object 8/Pictures/100000000000000800000008A74254ADCC975CDC.png" manifest:media-type="image/png"/>
  <manifest:file-entry manifest:full-path="Object 8/Pictures/2000000E000002F0000002F0626DA39C1EE937A2.svm" manifest:media-type="image/x-svm"/>
  <manifest:file-entry manifest:full-path="Object 8/Pictures/2000000E000002F0000002F049C6D946B4384020.svm" manifest:media-type="image/x-svm"/>
  <manifest:file-entry manifest:full-path="Object 8/Pictures/100002000000001C0000001C74CD2B808D2F1AFD.png" manifest:media-type="image/png"/>
  <manifest:file-entry manifest:full-path="Object 8/Pictures/2000000E000002F0000002F029FEB592074651EC.svm" manifest:media-type="image/x-svm"/>
  <manifest:file-entry manifest:full-path="Object 8/Pictures/2000000E000002F0000002F030FDA4CD670A0183.svm" manifest:media-type="image/x-svm"/>
  <manifest:file-entry manifest:full-path="Object 8/Pictures/100002000000001C0000001C9A8589385D49140D.png" manifest:media-type="image/png"/>
  <manifest:file-entry manifest:full-path="Object 8/Pictures/2000000E000002F0000002F0298370261F2805A9.svm" manifest:media-type="image/x-svm"/>
  <manifest:file-entry manifest:full-path="Object 8/Pictures/100002000000001C0000001CE629D47C8803671D.png" manifest:media-type="image/png"/>
  <manifest:file-entry manifest:full-path="Object 8/Pictures/2000000E000002F0000002F019750415DCBABE1C.svm" manifest:media-type="image/x-svm"/>
  <manifest:file-entry manifest:full-path="Object 8/Pictures/100002000000001C0000001C934AD5CDB34FE468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a5f1c7" fo:border="0.99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ackground-color="transparent"/>
    </style:style>
    <style:style style:name="ce15" style:family="table-cell" style:parent-style-name="Default" style:data-style-name="N4">
      <style:table-cell-properties fo:background-color="#ff6f6f"/>
    </style:style>
    <style:style style:name="ce16" style:family="table-cell" style:parent-style-name="Default" style:data-style-name="N4">
      <style:table-cell-properties fo:background-color="#fff200"/>
    </style:style>
    <style:style style:name="ce17" style:family="table-cell" style:parent-style-name="Default" style:data-style-name="N2">
      <style:table-cell-properties fo:background-color="#b84cb5" fo:border="0.99pt solid #000000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579.71pt" svg:y="474.63pt">
            <draw:object draw:notify-on-update-of-ranges="Sheet1.I2:Sheet1.M2 Sheet1.A3:Sheet1.A3 Sheet1.I5:Sheet1.M5 Sheet1.A8:Sheet1.A8 Sheet1.I10:Sheet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57pt" svg:x="572.63pt" svg:y="177.85pt">
            <draw:object draw:notify-on-update-of-ranges="Sheet1.I2:Sheet1.M2 Sheet1.A3:Sheet1.A3 Sheet1.I4:Sheet1.M4 Sheet1.A8:Sheet1.A8 Sheet1.I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9pt" svg:height="255.57pt" svg:x="558.79pt" svg:y="701.21pt">
            <draw:object draw:notify-on-update-of-ranges="Sheet1.I2:Sheet1.M2 Sheet1.A3:Sheet1.A3 Sheet1.I6:Sheet1.M6 Sheet1.A8:Sheet1.A8 Sheet1.I11:Sheet1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9pt" svg:height="255.57pt" svg:x="564.92pt" svg:y="969.79pt">
            <draw:object draw:notify-on-update-of-ranges="Sheet1.E2:Sheet1.H2 Sheet1.A3:Sheet1.A3 Sheet1.I7:Sheet1.M7 Sheet1.A8:Sheet1.A8 Sheet1.I12:Sheet1.M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9pt" svg:height="255.57pt" svg:x="80.14pt" svg:y="154.03pt">
            <draw:object draw:notify-on-update-of-ranges="Sheet1.E2:Sheet1.H2 Sheet1.A3:Sheet1.A3 Sheet1.E4:Sheet1.H4 Sheet1.A8:Sheet1.A8 Sheet1.E9:Sheet1.H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69pt" svg:height="255.57pt" svg:x="77.87pt" svg:y="427.69pt">
            <draw:object draw:notify-on-update-of-ranges="Sheet1.E2:Sheet1.H2 Sheet1.A3:Sheet1.A3 Sheet1.E5:Sheet1.H5 Sheet1.A8:Sheet1.A8 Sheet1.E10:Sheet1.H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453.69pt" svg:height="255.57pt" svg:x="98.93pt" svg:y="705.88pt">
            <draw:object draw:notify-on-update-of-ranges="Sheet1.E2:Sheet1.H2 Sheet1.A3:Sheet1.A3 Sheet1.E6:Sheet1.H6 Sheet1.A8:Sheet1.A8 Sheet1.E11:Sheet1.H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453.69pt" svg:height="255.57pt" svg:x="101.59pt" svg:y="966.7pt">
            <draw:object draw:notify-on-update-of-ranges="Sheet1.E2:Sheet1.H2 Sheet1.A3:Sheet1.A3 Sheet1.E7:Sheet1.H7 Sheet1.A8:Sheet1.A8 Sheet1.E12:Sheet1.H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453.69pt" svg:height="255.57pt" svg:x="588.39pt" svg:y="1231.88pt">
            <draw:object draw:notify-on-update-of-ranges="Sheet1.E2:Sheet1.H2 Sheet1.A3:Sheet1.A3 Sheet1.I7:Sheet1.M7 Sheet1.A8:Sheet1.A8 Sheet1.I12:Sheet1.M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147.32pt" svg:y="473.39pt">
            <draw:object draw:notify-on-update-of-ranges="Sheet1.E2:Sheet1.M2 Sheet1.A3:Sheet1.A3 Sheet1.E7:Sheet1.M7 Sheet1.A8:Sheet1.A8 Sheet1.E12:Sheet1.M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450.51pt" svg:height="255.03pt" svg:x="1136.13pt" svg:y="836.93pt">
            <draw:object draw:notify-on-update-of-ranges="Sheet1.E2:Sheet1.M2 Sheet1.A3:Sheet1.A3 Sheet1.E7:Sheet1.M7 Sheet1.A8:Sheet1.A8 Sheet1.E12:Sheet1.M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style-name="gr1" draw:text-style-name="P1" svg:width="450.51pt" svg:height="255.03pt" svg:x="1143.69pt" svg:y="1089.98pt">
            <draw:object draw:notify-on-update-of-ranges="Sheet1.E2:Sheet1.M2 Sheet1.A3:Sheet1.A3 Sheet1.E7:Sheet1.M7 Sheet1.A8:Sheet1.A8 Sheet1.E12:Sheet1.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6" table:default-cell-style-name="Default"/>
        <table:table-row table:style-name="ro1">
          <table:table-cell table:style-name="ce1" table:number-columns-repeated="4"/>
          <table:table-cell table:style-name="ce7" office:value-type="string" calcext:value-type="string" table:number-columns-spanned="9" table:number-rows-spanned="1">
            <text:p>Tabela: Dados simulação</text:p>
          </table:table-cell>
          <table:covered-table-cell table:number-columns-repeated="8" table:style-name="ce1"/>
          <table:table-cell/>
          <table:table-cell table:style-name="ce9"/>
          <table:table-cell table:style-name="ce7" office:value-type="string" calcext:value-type="string" table:number-columns-spanned="9" table:number-rows-spanned="1">
            <text:p>Tabela: Comparação FinFET e CMOS</text:p>
          </table:table-cell>
          <table:covered-table-cell table:number-columns-repeated="8"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rameter</text:p>
          </table:table-cell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style-name="ce9"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LET (keVcm²/mg)</text:p>
          </table:table-cell>
          <table:table-cell table:style-name="ce1" table:number-columns-repeated="2"/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3" table:style-name="ce2" office:value-type="float" office:value="13.19" calcext:value-type="float">
            <text:p>13.19</text:p>
          </table:table-cell>
          <table:table-cell table:number-columns-repeated="2" table:style-name="ce2" office:value-type="float" office:value="27.27" calcext:value-type="float">
            <text:p>27.27</text:p>
          </table:table-cell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style-name="ce10" table:formula="of:=SUM([.E3:.M3])/9" office:value-type="float" office:value="19.4477777777778" calcext:value-type="float">
            <text:p>19.45</text:p>
          </table:table-cell>
          <table:table-cell/>
          <table:table-cell table:number-columns-repeated="9" table:style-name="ce12"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3.13" calcext:value-type="float">
            <text:p>23.13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20.16" calcext:value-type="float">
            <text:p>20.16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21.26" calcext:value-type="float">
            <text:p>21.26</text:p>
          </table:table-cell>
          <table:table-cell table:style-name="ce2" office:value-type="float" office:value="21.13" calcext:value-type="float">
            <text:p>21.13</text:p>
          </table:table-cell>
          <table:table-cell table:style-name="ce11" table:formula="of:=SUM([.E4:.M4])/9" office:value-type="float" office:value="21.4433333333333" calcext:value-type="float">
            <text:p>21.44</text:p>
          </table:table-cell>
          <table:table-cell/>
          <table:table-cell table:style-name="ce13" table:formula="of:=(([.E9]*100)/[.E4])" office:value-type="float" office:value="30.7315079689416" calcext:value-type="float">
            <text:p>30.73</text:p>
          </table:table-cell>
          <table:table-cell table:style-name="ce13" table:formula="of:=(([.F9]*100)/[.F4])" office:value-type="float" office:value="39.6454820579334" calcext:value-type="float">
            <text:p>39.65</text:p>
          </table:table-cell>
          <table:table-cell table:style-name="ce13" table:formula="of:=(([.G9]*100)/[.G4])" office:value-type="float" office:value="28.1746031746032" calcext:value-type="float">
            <text:p>28.17</text:p>
          </table:table-cell>
          <table:table-cell table:style-name="ce13" table:formula="of:=(([.H9]*100)/[.H4])" office:value-type="float" office:value="30.3571428571429" calcext:value-type="float">
            <text:p>30.36</text:p>
          </table:table-cell>
          <table:table-cell table:style-name="ce14" table:formula="of:=(([.I9]*100)/[.I4])" office:value-type="float" office:value="25.3697383390216" calcext:value-type="float">
            <text:p>25.37</text:p>
          </table:table-cell>
          <table:table-cell table:style-name="ce13" table:formula="of:=(([.J9]*100)/[.J4])" office:value-type="float" office:value="34.9702380952381" calcext:value-type="float">
            <text:p>34.97</text:p>
          </table:table-cell>
          <table:table-cell table:style-name="ce13" table:formula="of:=(([.K9]*100)/[.K4])" office:value-type="float" office:value="33.4489593657086" calcext:value-type="float">
            <text:p>33.45</text:p>
          </table:table-cell>
          <table:table-cell table:style-name="ce16" table:formula="of:=(([.L9]*100)/[.L4])" office:value-type="float" office:value="23.0950141110066" calcext:value-type="float">
            <text:p>23.10</text:p>
          </table:table-cell>
          <table:table-cell table:style-name="ce13" table:formula="of:=(([.M9]*100)/[.M4])" office:value-type="float" office:value="36.630383341221" calcext:value-type="float">
            <text:p>36.63</text:p>
          </table:table-cell>
          <table:table-cell table:style-name="ce17" table:formula="of:=(([.N9]*100)/[.N4])" office:value-type="float" office:value="31.4990414011089" calcext:value-type="float">
            <text:p>31.5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7.69" calcext:value-type="float">
            <text:p>7.69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6.95" calcext:value-type="float">
            <text:p>6.95</text:p>
          </table:table-cell>
          <table:table-cell table:style-name="ce10" table:formula="of:=SUM([.E5:.M5])/9" office:value-type="float" office:value="6.92333333333333" calcext:value-type="float">
            <text:p>6.92</text:p>
          </table:table-cell>
          <table:table-cell/>
          <table:table-cell table:style-name="ce13" table:formula="of:=(([.E10]*100)/[.E5])" office:value-type="float" office:value="93.0473372781065" calcext:value-type="float">
            <text:p>93.05</text:p>
          </table:table-cell>
          <table:table-cell table:style-name="ce13" table:formula="of:=(([.F10]*100)/[.F5])" office:value-type="float" office:value="99.4334277620397" calcext:value-type="float">
            <text:p>99.43</text:p>
          </table:table-cell>
          <table:table-cell table:style-name="ce15" table:formula="of:=(([.G10]*100)/[.G5])" office:value-type="float" office:value="109.384164222874" calcext:value-type="float">
            <text:p>109.38</text:p>
          </table:table-cell>
          <table:table-cell table:style-name="ce13" table:formula="of:=(([.H10]*100)/[.H5])" office:value-type="float" office:value="101.676829268293" calcext:value-type="float">
            <text:p>101.68</text:p>
          </table:table-cell>
          <table:table-cell table:style-name="ce13" table:formula="of:=(([.I10]*100)/[.I5])" office:value-type="float" office:value="95.5223880597015" calcext:value-type="float">
            <text:p>95.52</text:p>
          </table:table-cell>
          <table:table-cell table:style-name="ce13" table:formula="of:=(([.J10]*100)/[.J5])" office:value-type="float" office:value="90.2470741222367" calcext:value-type="float">
            <text:p>90.25</text:p>
          </table:table-cell>
          <table:table-cell table:style-name="ce13" table:formula="of:=(([.K10]*100)/[.K5])" office:value-type="float" office:value="89.5968790637191" calcext:value-type="float">
            <text:p>89.60</text:p>
          </table:table-cell>
          <table:table-cell table:style-name="ce16" table:formula="of:=(([.L10]*100)/[.L5])" office:value-type="float" office:value="81.7434210526316" calcext:value-type="float">
            <text:p>81.74</text:p>
          </table:table-cell>
          <table:table-cell table:style-name="ce13" table:formula="of:=(([.M10]*100)/[.M5])" office:value-type="float" office:value="90.2158273381295" calcext:value-type="float">
            <text:p>90.22</text:p>
          </table:table-cell>
          <table:table-cell table:style-name="ce17" table:formula="of:=(([.N10]*100)/[.N5])" office:value-type="float" office:value="94.5434119723961" calcext:value-type="float">
            <text:p>94.54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ower (<text:span text:style-name="T1">μ</text:span>W)</text:p>
          </table:table-cell>
          <table:table-cell table:style-name="ce2" table:number-columns-repeated="2"/>
          <table:table-cell table:style-name="ce2" office:value-type="float" office:value="0.38" calcext:value-type="float">
            <text:p>0.38</text:p>
          </table:table-cell>
          <table:table-cell table:style-name="ce6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2" table:style-name="ce2" office:value-type="float" office:value="0.43" calcext:value-type="float">
            <text:p>0.4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39" calcext:value-type="float">
            <text:p>0.39</text:p>
          </table:table-cell>
          <table:table-cell table:style-name="ce11" table:formula="of:=SUM([.E6:.M6])/9" office:value-type="float" office:value="0.385555555555555" calcext:value-type="float">
            <text:p>0.39</text:p>
          </table:table-cell>
          <table:table-cell/>
          <table:table-cell table:style-name="ce13" table:formula="of:=(([.E11]*100)/[.E6])" office:value-type="float" office:value="92.1052631578947" calcext:value-type="float">
            <text:p>92.11</text:p>
          </table:table-cell>
          <table:table-cell table:style-name="ce13" table:formula="of:=(([.F11]*100)/[.F6])" office:value-type="float" office:value="100" calcext:value-type="float">
            <text:p>100.00</text:p>
          </table:table-cell>
          <table:table-cell table:style-name="ce15" table:formula="of:=(([.G11]*100)/[.G6])" office:value-type="float" office:value="107.894736842105" calcext:value-type="float">
            <text:p>107.89</text:p>
          </table:table-cell>
          <table:table-cell table:style-name="ce13" table:formula="of:=(([.H11]*100)/[.H6])" office:value-type="float" office:value="102.777777777778" calcext:value-type="float">
            <text:p>102.78</text:p>
          </table:table-cell>
          <table:table-cell table:style-name="ce13" table:formula="of:=(([.I11]*100)/[.I6])" office:value-type="float" office:value="97.2972972972973" calcext:value-type="float">
            <text:p>97.30</text:p>
          </table:table-cell>
          <table:table-cell table:style-name="ce13" table:formula="of:=(([.J11]*100)/[.J6])" office:value-type="float" office:value="90.6976744186047" calcext:value-type="float">
            <text:p>90.70</text:p>
          </table:table-cell>
          <table:table-cell table:style-name="ce13" table:formula="of:=(([.K11]*100)/[.K6])" office:value-type="float" office:value="88.3720930232558" calcext:value-type="float">
            <text:p>88.37</text:p>
          </table:table-cell>
          <table:table-cell table:style-name="ce16" table:formula="of:=(([.L11]*100)/[.L6])" office:value-type="float" office:value="82.3529411764706" calcext:value-type="float">
            <text:p>82.35</text:p>
          </table:table-cell>
          <table:table-cell table:style-name="ce13" table:formula="of:=(([.M11]*100)/[.M6])" office:value-type="float" office:value="89.7435897435897" calcext:value-type="float">
            <text:p>89.74</text:p>
          </table:table-cell>
          <table:table-cell table:style-name="ce17" table:formula="of:=(([.N11]*100)/[.N6])" office:value-type="float" office:value="94.5244956772334" calcext:value-type="float">
            <text:p>94.52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7.18" calcext:value-type="float">
            <text:p>7.18</text:p>
          </table:table-cell>
          <table:table-cell table:style-name="ce2" office:value-type="float" office:value="8.16" calcext:value-type="float">
            <text:p>8.16</text:p>
          </table:table-cell>
          <table:table-cell table:style-name="ce11" table:formula="of:=SUM([.E7:.M7])/9" office:value-type="float" office:value="8.23777777777778" calcext:value-type="float">
            <text:p>8.24</text:p>
          </table:table-cell>
          <table:table-cell/>
          <table:table-cell table:style-name="ce13" table:formula="of:=(([.E12]*100)/[.E7])" office:value-type="float" office:value="28.6180631120783" calcext:value-type="float">
            <text:p>28.62</text:p>
          </table:table-cell>
          <table:table-cell table:style-name="ce14" table:formula="of:=(([.F12]*100)/[.F7])" office:value-type="float" office:value="39.470782800441" calcext:value-type="float">
            <text:p>39.47</text:p>
          </table:table-cell>
          <table:table-cell table:style-name="ce13" table:formula="of:=(([.G12]*100)/[.G7])" office:value-type="float" office:value="30.8498253783469" calcext:value-type="float">
            <text:p>30.85</text:p>
          </table:table-cell>
          <table:table-cell table:style-name="ce13" table:formula="of:=(([.H12]*100)/[.H7])" office:value-type="float" office:value="30.844553243574" calcext:value-type="float">
            <text:p>30.84</text:p>
          </table:table-cell>
          <table:table-cell table:style-name="ce13" table:formula="of:=(([.I12]*100)/[.I7])" office:value-type="float" office:value="24.1221374045802" calcext:value-type="float">
            <text:p>24.12</text:p>
          </table:table-cell>
          <table:table-cell table:style-name="ce13" table:formula="of:=(([.J12]*100)/[.J7])" office:value-type="float" office:value="31.5911730545877" calcext:value-type="float">
            <text:p>31.59</text:p>
          </table:table-cell>
          <table:table-cell table:style-name="ce13" table:formula="of:=(([.K12]*100)/[.K7])" office:value-type="float" office:value="30.046403712297" calcext:value-type="float">
            <text:p>30.05</text:p>
          </table:table-cell>
          <table:table-cell table:style-name="ce16" table:formula="of:=(([.L12]*100)/[.L7])" office:value-type="float" office:value="18.8022284122563" calcext:value-type="float">
            <text:p>18.80</text:p>
          </table:table-cell>
          <table:table-cell table:style-name="ce13" table:formula="of:=(([.M12]*100)/[.M7])" office:value-type="float" office:value="33.0882352941176" calcext:value-type="float">
            <text:p>33.09</text:p>
          </table:table-cell>
          <table:table-cell table:style-name="ce17" table:formula="of:=(([.N12]*100)/[.N7])" office:value-type="float" office:value="30.105206366334" calcext:value-type="float">
            <text:p>30.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nFET</text:p>
          </table:table-cell>
          <table:table-cell table:style-name="ce2" office:value-type="string" calcext:value-type="string">
            <text:p>LET</text:p>
          </table:table-cell>
          <table:table-cell table:style-name="ce2" table:number-columns-repeated="2"/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53.66" calcext:value-type="float">
            <text:p>53.66</text:p>
          </table:table-cell>
          <table:table-cell table:number-columns-repeated="2" table:style-name="ce2" office:value-type="float" office:value="73.01" calcext:value-type="float">
            <text:p>73.0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style-name="ce10" table:formula="of:=SUM([.E8:.M8])/9" office:value-type="float" office:value="58.5444444444445" calcext:value-type="float">
            <text:p>58.54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7.74" calcext:value-type="float">
            <text:p>7.74</text:p>
          </table:table-cell>
          <table:table-cell table:style-name="ce11" table:formula="of:=SUM([.E9:.M9])/9" office:value-type="float" office:value="6.75444444444445" calcext:value-type="float">
            <text:p>6.75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.27" calcext:value-type="float">
            <text:p>6.27</text:p>
          </table:table-cell>
          <table:table-cell table:style-name="ce10" table:formula="of:=SUM([.E10:.M10])/9" office:value-type="float" office:value="6.54555555555556" calcext:value-type="float">
            <text:p>6.55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<text:span text:style-name="T2">Power (μ</text:span>W)</text:p>
          </table:table-cell>
          <table:table-cell table:style-name="ce2" table:number-columns-repeated="2"/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35" calcext:value-type="float">
            <text:p>0.35</text:p>
          </table:table-cell>
          <table:table-cell table:style-name="ce11" table:formula="of:=SUM([.E11:.M11])/9" office:value-type="float" office:value="0.364444444444444" calcext:value-type="float">
            <text:p>0.36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7" calcext:value-type="float">
            <text:p>2.7</text:p>
          </table:table-cell>
          <table:table-cell table:style-name="ce11" table:formula="of:=SUM([.E12:.M12])/9" office:value-type="float" office:value="2.48" calcext:value-type="float">
            <text:p>2.48</text:p>
          </table:table-cell>
          <table:table-cell table:number-columns-repeated="15"/>
        </table:table-row>
        <table:table-row table:style-name="ro2" table:number-rows-repeated="25">
          <table:table-cell table:number-columns-repeated="29"/>
        </table:table-row>
        <table:table-row table:style-name="ro2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21:02:14.888681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07-11T21:33:42.781163567</dc:date>
    <meta:editing-duration>PT2H53M43S</meta:editing-duration>
    <meta:editing-cycles>25</meta:editing-cycles>
    <meta:generator>LibreOffice/6.0.7.3$Linux_X86_64 LibreOffice_project/00m0$Build-3</meta:generator>
    <meta:document-statistic meta:table-count="1" meta:cell-count="18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4:Sheet1.M4 Sheet1.A8:Sheet1.A8 Sheet1.I9:Sheet1.M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4:Sheet1.M4" chart:label-cell-address="Sheet1.A3:Sheet1.A3" chart:class="chart:bar">
            <chart:data-point chart:repeated="5"/>
          </chart:series>
          <chart:series chart:style-name="ch10" chart:values-cell-range-address="Sheet1.I9:Sheet1.M9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7.58">
                <text:p>17.58</text:p>
                <draw:g>
                  <svg:desc>Sheet1.I4:Sheet1.M4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.46">
                <text:p>4.46</text:p>
                <draw:g>
                  <svg:desc>Sheet1.I9:Sheet1.M9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5:Sheet1.H5 Sheet1.A8:Sheet1.A8 Sheet1.E10:Sheet1.H10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5:Sheet1.H5" chart:label-cell-address="Sheet1.A3:Sheet1.A3" chart:class="chart:bar">
            <chart:data-point chart:repeated="4"/>
          </chart:series>
          <chart:series chart:style-name="ch10" chart:values-cell-range-address="Sheet1.E10:Sheet1.H10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6">
                <text:p>6.76</text:p>
                <draw:g>
                  <svg:desc>Sheet1.E5:Sheet1.H5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29">
                <text:p>6.29</text:p>
                <draw:g>
                  <svg:desc>Sheet1.E10:Sheet1.H10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6:Sheet1.H6 Sheet1.A8:Sheet1.A8 Sheet1.E11:Sheet1.H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6:Sheet1.H6" chart:label-cell-address="Sheet1.A3:Sheet1.A3" chart:class="chart:bar">
            <chart:data-point chart:repeated="4"/>
          </chart:series>
          <chart:series chart:style-name="ch10" chart:values-cell-range-address="Sheet1.E11:Sheet1.H11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8">
                <text:p>0.38</text:p>
                <draw:g>
                  <svg:desc>Sheet1.E6:Sheet1.H6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5">
                <text:p>0.35</text:p>
                <draw:g>
                  <svg:desc>Sheet1.E11:Sheet1.H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7:Sheet1.H7 Sheet1.A8:Sheet1.A8 Sheet1.E12:Sheet1.H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7:Sheet1.H7" chart:label-cell-address="Sheet1.A3:Sheet1.A3" chart:class="chart:bar">
            <chart:data-point chart:repeated="4"/>
          </chart:series>
          <chart:series chart:style-name="ch10" chart:values-cell-range-address="Sheet1.E12:Sheet1.H12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H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H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5:Sheet1.M5 Sheet1.A8:Sheet1.A8 Sheet1.I10:Sheet1.M10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5:Sheet1.M5" chart:label-cell-address="Sheet1.A3:Sheet1.A3" chart:class="chart:bar">
            <chart:data-point chart:repeated="4"/>
            <chart:data-point chart:style-name="ch10"/>
          </chart:series>
          <chart:series chart:style-name="ch11" chart:values-cell-range-address="Sheet1.I10:Sheet1.M10" chart:label-cell-address="Sheet1.A8:Sheet1.A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">
                <text:p>6.7</text:p>
                <draw:g>
                  <svg:desc>Sheet1.I5:Sheet1.M5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4">
                <text:p>6.4</text:p>
                <draw:g>
                  <svg:desc>Sheet1.I10:Sheet1.M10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6:Sheet1.M6 Sheet1.A8:Sheet1.A8 Sheet1.I11:Sheet1.M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6:Sheet1.M6" chart:label-cell-address="Sheet1.A3:Sheet1.A3" chart:class="chart:bar">
            <chart:data-point chart:repeated="5"/>
          </chart:series>
          <chart:series chart:style-name="ch10" chart:values-cell-range-address="Sheet1.I11:Sheet1.M11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7">
                <text:p>0.37</text:p>
                <draw:g>
                  <svg:desc>Sheet1.I6:Sheet1.M6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I11:Sheet1.M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4:Sheet1.H4 Sheet1.A8:Sheet1.A8 Sheet1.E9:Sheet1.H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4:Sheet1.H4" chart:label-cell-address="Sheet1.A3:Sheet1.A3" chart:class="chart:bar">
            <chart:data-point chart:repeated="4"/>
          </chart:series>
          <chart:series chart:style-name="ch10" chart:values-cell-range-address="Sheet1.E9:Sheet1.H9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24.47">
                <text:p>24.47</text:p>
                <draw:g>
                  <svg:desc>Sheet1.E4:Sheet1.H4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7.52">
                <text:p>7.52</text:p>
                <draw:g>
                  <svg:desc>Sheet1.E9:Sheet1.H9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2.456cm" svg:height="7.659cm">
          <chartooo:coordinate-region svg:x="1.952cm" svg:y="0.379cm" svg:width="11.835cm" svg:height="7.261cm"/>
          <chart:axis chart:dimension="x" chart:name="primary-x" chart:style-name="ch4" chartooo:axis-type="auto">
            <chartooo:date-scale/>
            <chart:title svg:x="6.51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a5f1c7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